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6.0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  <table:table-cell office:value-type="string">
            <text:p>angefragt</text:p>
          </table:table-cell>
          <table:table-cell office:value-type="string">
            <text:p>stimmt zu</text:p>
          </table:table-cell>
          <table:table-cell office:value-type="string">
            <text:p>lehnt ab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Bernhard Huurdemann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 office:value-type="string">
            <text:p>Protos? <text:s/>Inchron?</text:p>
          </table:table-cell>
          <table:table-cell office:value-type="float" office:value="361">
            <text:p>361</text:p>
          </table:table-cell>
          <table:table-cell table:number-columns-repeated="3"/>
        </table:table-row>
        <table:table-row table:style-name="ro2">
          <table:table-cell office:value-type="string">
            <text:p>carsten</text:p>
          </table:table-cell>
          <table:table-cell office:value-type="string">
            <text:p>Carsten Schwarz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christia</text:p>
          </table:table-cell>
          <table:table-cell office:value-type="string">
            <text:p>Christian Wrobel(?)</text:p>
          </table:table-cell>
          <table:table-cell/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4">
          <table:table-cell office:value-type="string">
            <text:p>christi</text:p>
          </table:table-cell>
          <table:table-cell office:value-type="string">
            <text:p>Christian Engwer</text:p>
          </table:table-cell>
          <table:table-cell office:value-type="string">
            <text:p>christian.engwer@uni-muenster.d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christop</text:p>
          </table:table-cell>
          <table:table-cell office:value-type="string">
            <text:p>Christoph Reisinger</text:p>
          </table:table-cell>
          <table:table-cell office:value-type="string">
            <text:p>reisinge@maths.ox.ac.uk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</text:p>
          </table:table-cell>
          <table:table-cell office:value-type="string">
            <text:p>reisinge@maths.ox.ac.uk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 office:value-type="string">
            <text:p><text:a xlink:href="mailto:dirk.feuchter@kit.edu" xlink:type="simple">dirk.feuchter@kit.edu</text:a></text:p>
          </table:table-cell>
          <table:table-cell office:value-type="float" office:value="369">
            <text:p>369</text:p>
          </table:table-cell>
          <table:table-cell table:number-columns-repeated="3"/>
        </table:table-row>
        <table:table-row table:style-name="ro2">
          <table:table-cell office:value-type="string">
            <text:p>dirk</text:p>
          </table:table-cell>
          <table:table-cell office:value-type="string">
            <text:p>Dirk Feuchter</text:p>
          </table:table-cell>
          <table:table-cell office:value-type="string">
            <text:p><text:a xlink:href="mailto:dirk.feuchter@kit.edu" xlink:type="simple">dirk.feuchter@kit.edu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 office:value-type="string">
            <text:p><text:a xlink:href="mailto:dmitry.logashenko@stw.de" xlink:type="simple">dmitry.logashenko@stw.de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 office:value-type="string">
            <text:p><text:a xlink:href="mailto:peter.frolkovic@stuba.sk" xlink:type="simple">peter.frolkovic@stuba.sk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gabi</text:p>
          </table:table-cell>
          <table:table-cell office:value-type="string">
            <text:p>Gabi Beddies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george</text:p>
          </table:table-cell>
          <table:table-cell office:value-type="string">
            <text:p>George Mazurkiewicz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 office:value-type="string">
            <text:p>awh.hauser@gmx.net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 office:value-type="string">
            <text:p>hrr@protos.de</text:p>
          </table:table-cell>
          <table:table-cell office:value-type="float" office:value="574">
            <text:p>574</text:p>
          </table:table-cell>
          <table:table-cell table:number-columns-repeated="3"/>
        </table:table-row>
        <table:table-row table:style-name="ro2">
          <table:table-cell office:value-type="string">
            <text:p>ingo</text:p>
          </table:table-cell>
          <table:table-cell office:value-type="string">
            <text:p>Ingo Heppner</text:p>
          </table:table-cell>
          <table:table-cell office:value-type="string">
            <text:p><text:a xlink:href="mailto:Ingo.Heppner@web.de" xlink:type="simple">Ingo.Heppner@web.de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joe</text:p>
          </table:table-cell>
          <table:table-cell office:value-type="string">
            <text:p>Jorrit Fahlke</text:p>
          </table:table-cell>
          <table:table-cell office:value-type="string">
            <text:p>jorrit@jorrit.d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juergen</text:p>
          </table:table-cell>
          <table:table-cell office:value-type="string">
            <text:p>Jürgen Bey</text:p>
          </table:table-cell>
          <table:table-cell office:value-type="string">
            <text:p>www.datavillage.de/de/impressum.htm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5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 office:value-type="string">
            <text:p>klaus.johannsen@uni.no</text:p>
            <text:p/>
          </table:table-cell>
          <table:table-cell office:value-type="float" office:value="505">
            <text:p>50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 office:value-type="string">
            <text:p>Michael.Lampe@gcsc.uni-frankfurt.de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4">
          <table:table-cell office:value-type="string">
            <text:p>langs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4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 office:value-type="string">
            <text:p>markus@dr-blatt.d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niko</text:p>
          </table:table-cell>
          <table:table-cell office:value-type="string">
            <text:p>Nico Neuß</text:p>
          </table:table-cell>
          <table:table-cell office:value-type="string">
            <text:p>neuss@am.uni-erlangen.de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os</text:p>
          </table:table-cell>
          <table:table-cell office:value-type="string">
            <text:p>Oliver Sterz(?)</text:p>
          </table:table-cell>
          <table:table-cell office:value-type="string">
            <text:p>oliver.sterz@t-online.de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axion</text:p>
          </table:table-cell>
          <table:table-cell office:value-type="string">
            <text:p>Sebastien Paxion</text:p>
          </table:table-cell>
          <table:table-cell office:value-type="string">
            <text:p>sebastien.paxion@daimlerchrysler.c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 office:value-type="string">
            <text:p>peter.bastian@iwr.uni-heidelberg.de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</text:p>
          </table:table-cell>
          <table:table-cell office:value-type="string">
            <text:p>drbroser.or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 table:style-name="ce1" office:value-type="string">
            <text:p><text:span text:style-name="T1"><text:a xlink:href="mailto:volker.reichenberger@reutlingen-university.de" xlink:type="simple">volker.reichenberger@reutlingen-university.de</text:a></text:span></text:p>
          </table:table-cell>
          <table:table-cell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 office:value-type="string">
            <text:p><text:a xlink:href="mailto:sander@igpm.rwth-aachen.de" xlink:type="simple">sander@igpm.rwth-aachen.de</text:a></text:p>
          </table:table-cell>
          <table:table-cell office:value-type="float" office:value="548">
            <text:p>548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4">
          <table:table-cell office:value-type="string">
            <text:p>stefa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1182">
            <text:p>1182</text:p>
          </table:table-cell>
          <table:table-cell table:number-columns-repeated="3"/>
        </table:table-row>
        <table:table-row table:style-name="ro2">
          <table:table-cell office:value-type="string">
            <text:p>thimo</text:p>
          </table:table-cell>
          <table:table-cell office:value-type="string">
            <text:p>Thimo Neubauer</text:p>
          </table:table-cell>
          <table:table-cell office:value-type="string">
            <text:p>Thimo.Neubauer@cst.de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4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 office:value-type="string">
            <text:p>christian.wieners@kit.edu</text:p>
          </table:table-cell>
          <table:table-cell office:value-type="float" office:value="1374">
            <text:p>137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6" table:number-rows-repeated="104853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.00.0000</text:date>, <text:time style:data-style-name="N2" text:time-value="0000-00-00T15:17: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7-17T22:18:01</dc:date>
    <meta:editing-duration>P3DT4H48M35S</meta:editing-duration>
    <meta:editing-cycles>35</meta:editing-cycles>
    <meta:document-statistic meta:table-count="1" meta:cell-count="160" meta:object-count="0"/>
  </office:meta>
</office:document-meta>
</file>